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etpoints" table:style-name="ta1">
        <table:shapes>
          <draw:frame draw:z-index="0" draw:style-name="gr1" draw:text-style-name="P1" svg:width="15.999cm" svg:height="11.083cm" svg:x="22.644cm" svg:y="0.551cm">
            <draw:object draw:notify-on-update-of-ranges="setpoints.D2:setpoints.D25 setpoints.E2:setpoints.E25 setpoints.A33:setpoints.A46 setpoints.E33:setpoints.E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Setpoint %</text:p>
          </table:table-cell>
          <table:table-cell office:value-type="string" calcext:value-type="string">
            <text:p>RPM %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5625" calcext:value-type="float">
            <text:p>0,015625</text:p>
          </table:table-cell>
          <table:table-cell table:formula="of:=[.B2]/[.$B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125" calcext:value-type="float">
            <text:p>0,03125</text:p>
          </table:table-cell>
          <table:table-cell table:formula="of:=[.B3]/[.$B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46875" calcext:value-type="float">
            <text:p>0,046875</text:p>
          </table:table-cell>
          <table:table-cell table:formula="of:=[.B4]/[.$B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.010574" calcext:value-type="float">
            <text:p>114,010574</text:p>
          </table:table-cell>
          <table:table-cell/>
          <table:table-cell office:value-type="float" office:value="0.0625" calcext:value-type="float">
            <text:p>0,0625</text:p>
          </table:table-cell>
          <table:table-cell table:formula="of:=[.B5]/[.$B$25]" office:value-type="float" office:value="0.154262173664453" calcext:value-type="float">
            <text:p>0,15426217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.5198364" calcext:value-type="float">
            <text:p>83,5198364</text:p>
          </table:table-cell>
          <table:table-cell/>
          <table:table-cell office:value-type="float" office:value="0.078125" calcext:value-type="float">
            <text:p>0,078125</text:p>
          </table:table-cell>
          <table:table-cell table:formula="of:=[.B6]/[.$B$25]" office:value-type="float" office:value="0.1130066366227" calcext:value-type="float">
            <text:p>0,1130066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8472443" calcext:value-type="float">
            <text:p>66,8472443</text:p>
          </table:table-cell>
          <table:table-cell/>
          <table:table-cell office:value-type="float" office:value="0.09375" calcext:value-type="float">
            <text:p>0,09375</text:p>
          </table:table-cell>
          <table:table-cell table:formula="of:=[.B7]/[.$B$25]" office:value-type="float" office:value="0.090447761531283" calcext:value-type="float">
            <text:p>0,0904477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.388092" calcext:value-type="float">
            <text:p>86,388092</text:p>
          </table:table-cell>
          <table:table-cell/>
          <table:table-cell office:value-type="float" office:value="0.109375" calcext:value-type="float">
            <text:p>0,109375</text:p>
          </table:table-cell>
          <table:table-cell table:formula="of:=[.B8]/[.$B$25]" office:value-type="float" office:value="0.1168875340514" calcext:value-type="float">
            <text:p>0,1168875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.6214142" calcext:value-type="float">
            <text:p>95,6214142</text:p>
          </table:table-cell>
          <table:table-cell/>
          <table:table-cell office:value-type="float" office:value="0.125" calcext:value-type="float">
            <text:p>0,125</text:p>
          </table:table-cell>
          <table:table-cell table:formula="of:=[.B9]/[.$B$25]" office:value-type="float" office:value="0.129380694139484" calcext:value-type="float">
            <text:p>0,12938069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.913864" calcext:value-type="float">
            <text:p>139,913864</text:p>
          </table:table-cell>
          <table:table-cell/>
          <table:table-cell office:value-type="float" office:value="0.140625" calcext:value-type="float">
            <text:p>0,140625</text:p>
          </table:table-cell>
          <table:table-cell table:formula="of:=[.B10]/[.$B$25]" office:value-type="float" office:value="0.189310658031005" calcext:value-type="float">
            <text:p>0,1893106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.729294" calcext:value-type="float">
            <text:p>167,729294</text:p>
          </table:table-cell>
          <table:table-cell/>
          <table:table-cell office:value-type="float" office:value="0.15625" calcext:value-type="float">
            <text:p>0,15625</text:p>
          </table:table-cell>
          <table:table-cell table:formula="of:=[.B11]/[.$B$25]" office:value-type="float" office:value="0.22694636621726" calcext:value-type="float">
            <text:p>0,22694636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.281143" calcext:value-type="float">
            <text:p>209,281143</text:p>
          </table:table-cell>
          <table:table-cell/>
          <table:table-cell office:value-type="float" office:value="0.171875" calcext:value-type="float">
            <text:p>0,171875</text:p>
          </table:table-cell>
          <table:table-cell table:formula="of:=[.B12]/[.$B$25]" office:value-type="float" office:value="0.283168156193663" calcext:value-type="float">
            <text:p>0,2831681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.852585" calcext:value-type="float">
            <text:p>221,852585</text:p>
          </table:table-cell>
          <table:table-cell/>
          <table:table-cell office:value-type="float" office:value="0.1875" calcext:value-type="float">
            <text:p>0,1875</text:p>
          </table:table-cell>
          <table:table-cell table:formula="of:=[.B13]/[.$B$25]" office:value-type="float" office:value="0.300177964152498" calcext:value-type="float">
            <text:p>0,30017796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.621948" calcext:value-type="float">
            <text:p>268,621948</text:p>
          </table:table-cell>
          <table:table-cell/>
          <table:table-cell office:value-type="float" office:value="0.203125" calcext:value-type="float">
            <text:p>0,203125</text:p>
          </table:table-cell>
          <table:table-cell table:formula="of:=[.B14]/[.$B$25]" office:value-type="float" office:value="0.36345931906684" calcext:value-type="float">
            <text:p>0,3634593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8.572388" calcext:value-type="float">
            <text:p>308,572388</text:p>
          </table:table-cell>
          <table:table-cell/>
          <table:table-cell office:value-type="float" office:value="0.234375" calcext:value-type="float">
            <text:p>0,234375</text:p>
          </table:table-cell>
          <table:table-cell table:formula="of:=[.B15]/[.$B$25]" office:value-type="float" office:value="0.417514320256916" calcext:value-type="float">
            <text:p>0,4175143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.169983" calcext:value-type="float">
            <text:p>334,169983</text:p>
          </table:table-cell>
          <table:table-cell/>
          <table:table-cell office:value-type="float" office:value="0.265625" calcext:value-type="float">
            <text:p>0,265625</text:p>
          </table:table-cell>
          <table:table-cell table:formula="of:=[.B16]/[.$B$25]" office:value-type="float" office:value="0.452149183557248" calcext:value-type="float">
            <text:p>0,4521491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3.309875" calcext:value-type="float">
            <text:p>363,309875</text:p>
          </table:table-cell>
          <table:table-cell/>
          <table:table-cell office:value-type="float" office:value="0.296875" calcext:value-type="float">
            <text:p>0,296875</text:p>
          </table:table-cell>
          <table:table-cell table:formula="of:=[.B17]/[.$B$25]" office:value-type="float" office:value="0.491576956986995" calcext:value-type="float">
            <text:p>0,4915769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6.032959" calcext:value-type="float">
            <text:p>386,032959</text:p>
          </table:table-cell>
          <table:table-cell/>
          <table:table-cell office:value-type="float" office:value="0.328125" calcext:value-type="float">
            <text:p>0,328125</text:p>
          </table:table-cell>
          <table:table-cell table:formula="of:=[.B18]/[.$B$25]" office:value-type="float" office:value="0.52232245898052" calcext:value-type="float">
            <text:p>0,522322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6.713928" calcext:value-type="float">
            <text:p>396,713928</text:p>
          </table:table-cell>
          <table:table-cell/>
          <table:table-cell office:value-type="float" office:value="0.359375" calcext:value-type="float">
            <text:p>0,359375</text:p>
          </table:table-cell>
          <table:table-cell table:formula="of:=[.B19]/[.$B$25]" office:value-type="float" office:value="0.536774359685648" calcext:value-type="float">
            <text:p>0,5367743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.03125" calcext:value-type="float">
            <text:p>492,03125</text:p>
          </table:table-cell>
          <table:table-cell/>
          <table:table-cell office:value-type="float" office:value="0.390625" calcext:value-type="float">
            <text:p>0,390625</text:p>
          </table:table-cell>
          <table:table-cell table:formula="of:=[.B20]/[.$B$25]" office:value-type="float" office:value="0.665743601429791" calcext:value-type="float">
            <text:p>0,6657436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6.27124" calcext:value-type="float">
            <text:p>596,27124</text:p>
          </table:table-cell>
          <table:table-cell/>
          <table:table-cell office:value-type="float" office:value="0.515625" calcext:value-type="float">
            <text:p>0,515625</text:p>
          </table:table-cell>
          <table:table-cell table:formula="of:=[.B21]/[.$B$25]" office:value-type="float" office:value="0.806785672142994" calcext:value-type="float">
            <text:p>0,80678567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2.604919" calcext:value-type="float">
            <text:p>642,604919</text:p>
          </table:table-cell>
          <table:table-cell/>
          <table:table-cell office:value-type="float" office:value="0.640625" calcext:value-type="float">
            <text:p>0,640625</text:p>
          </table:table-cell>
          <table:table-cell table:formula="of:=[.B22]/[.$B$25]" office:value-type="float" office:value="0.869477524184814" calcext:value-type="float">
            <text:p>0,8694775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.612244" calcext:value-type="float">
            <text:p>700,612244</text:p>
          </table:table-cell>
          <table:table-cell/>
          <table:table-cell office:value-type="float" office:value="0.765625" calcext:value-type="float">
            <text:p>0,765625</text:p>
          </table:table-cell>
          <table:table-cell table:formula="of:=[.B23]/[.$B$25]" office:value-type="float" office:value="0.947964419996428" calcext:value-type="float">
            <text:p>0,94796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4.637451" calcext:value-type="float">
            <text:p>734,637451</text:p>
          </table:table-cell>
          <table:table-cell/>
          <table:table-cell office:value-type="float" office:value="0.890625" calcext:value-type="float">
            <text:p>0,890625</text:p>
          </table:table-cell>
          <table:table-cell table:formula="of:=[.B24]/[.$B$25]" office:value-type="float" office:value="0.994002276021984" calcext:value-type="float">
            <text:p>0,994002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9.07019" calcext:value-type="float">
            <text:p>739,070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/[.$B$2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 from tacho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oint</text:p>
          </table:table-cell>
          <table:table-cell/>
          <table:table-cell office:value-type="string" calcext:value-type="string">
            <text:p>Setpoint corrected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 %</text:p>
          </table:table-cell>
          <table:table-cell table:number-columns-repeated="2"/>
        </table:table-row>
        <table:table-row table:style-name="ro1">
          <table:table-cell table:formula="of:=(SIN(([.C33]*2 - 1)*PI()/2) + 1) / 2 * (512 - 1)*128/65536" office:value-type="float" office:value="0.0244239454816177" calcext:value-type="float">
            <text:p>0,024423945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D33]/37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(SIN(([.C34]*2 - 1)*PI()/2) + 1) / 2 * (512 - 1)*128/65536" office:value-type="float" office:value="0.0953049959710956" calcext:value-type="float">
            <text:p>0,09530499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D34]/37500" office:value-type="float" office:value="0.0213333333333333" calcext:value-type="float">
            <text:p>0,0213333333</text:p>
          </table:table-cell>
          <table:table-cell table:number-columns-repeated="2"/>
        </table:table-row>
        <table:table-row table:style-name="ro1">
          <table:table-cell table:formula="of:=(SIN(([.C35]*2 - 1)*PI()/2) + 1) / 2 * (512 - 1)*128/65536" office:value-type="float" office:value="0.114519270450754" calcext:value-type="float">
            <text:p>0,1145192705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2727" calcext:value-type="float">
            <text:p>2727</text:p>
          </table:table-cell>
          <table:table-cell table:formula="of:=[.D35]/37500" office:value-type="float" office:value="0.07272" calcext:value-type="float">
            <text:p>0,07272</text:p>
          </table:table-cell>
          <table:table-cell table:number-columns-repeated="2"/>
        </table:table-row>
        <table:table-row table:style-name="ro1">
          <table:table-cell table:formula="of:=(SIN(([.C36]*2 - 1)*PI()/2) + 1) / 2 * (512 - 1)*128/65536" office:value-type="float" office:value="0.13525100721451" calcext:value-type="float">
            <text:p>0,1352510072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5084" calcext:value-type="float">
            <text:p>5084</text:p>
          </table:table-cell>
          <table:table-cell table:formula="of:=[.D36]/37500" office:value-type="float" office:value="0.135573333333333" calcext:value-type="float">
            <text:p>0,1355733333</text:p>
          </table:table-cell>
          <table:table-cell table:number-columns-repeated="2"/>
        </table:table-row>
        <table:table-row table:style-name="ro1">
          <table:table-cell table:formula="of:=(SIN(([.C37]*2 - 1)*PI()/2) + 1) / 2 * (512 - 1)*128/65536" office:value-type="float" office:value="0.157418387568789" calcext:value-type="float">
            <text:p>0,1574183876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8670" calcext:value-type="float">
            <text:p>8670</text:p>
          </table:table-cell>
          <table:table-cell table:formula="of:=[.D37]/37500" office:value-type="float" office:value="0.2312" calcext:value-type="float">
            <text:p>0,2312</text:p>
          </table:table-cell>
          <table:table-cell table:number-columns-repeated="2"/>
        </table:table-row>
        <table:table-row table:style-name="ro1">
          <table:table-cell table:formula="of:=(SIN(([.C38]*2 - 1)*PI()/2) + 1) / 2 * (512 - 1)*128/65536" office:value-type="float" office:value="0.180933926990644" calcext:value-type="float">
            <text:p>0,180933927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11111" calcext:value-type="float">
            <text:p>11111</text:p>
          </table:table-cell>
          <table:table-cell table:formula="of:=[.D38]/37500" office:value-type="float" office:value="0.296293333333333" calcext:value-type="float">
            <text:p>0,2962933333</text:p>
          </table:table-cell>
          <table:table-cell table:number-columns-repeated="2"/>
        </table:table-row>
        <table:table-row table:style-name="ro1">
          <table:table-cell table:formula="of:=(SIN(([.C39]*2 - 1)*PI()/2) + 1) / 2 * (512 - 1)*128/65536" office:value-type="float" office:value="0.205704820389205" calcext:value-type="float">
            <text:p>0,2057048204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4285" calcext:value-type="float">
            <text:p>14285</text:p>
          </table:table-cell>
          <table:table-cell table:formula="of:=[.D39]/37500" office:value-type="float" office:value="0.380933333333333" calcext:value-type="float">
            <text:p>0,3809333333</text:p>
          </table:table-cell>
          <table:table-cell table:number-columns-repeated="2"/>
        </table:table-row>
        <table:table-row table:style-name="ro1">
          <table:table-cell table:formula="of:=(SIN(([.C40]*2 - 1)*PI()/2) + 1) / 2 * (512 - 1)*128/65536" office:value-type="float" office:value="0.344816714721096" calcext:value-type="float">
            <text:p>0,3448167147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4489" calcext:value-type="float">
            <text:p>24489</text:p>
          </table:table-cell>
          <table:table-cell table:formula="of:=[.D40]/37500" office:value-type="float" office:value="0.65304" calcext:value-type="float">
            <text:p>0,65304</text:p>
          </table:table-cell>
          <table:table-cell table:number-columns-repeated="2"/>
        </table:table-row>
        <table:table-row table:style-name="ro1">
          <table:table-cell table:formula="of:=(SIN(([.C41]*2 - 1)*PI()/2) + 1) / 2 * (512 - 1)*128/65536" office:value-type="float" office:value="0.4990234375" calcext:value-type="float">
            <text:p>0,499023437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0769" calcext:value-type="float">
            <text:p>30769</text:p>
          </table:table-cell>
          <table:table-cell table:formula="of:=[.D41]/37500" office:value-type="float" office:value="0.820506666666667" calcext:value-type="float">
            <text:p>0,8205066667</text:p>
          </table:table-cell>
          <table:table-cell table:number-columns-repeated="2"/>
        </table:table-row>
        <table:table-row table:style-name="ro1">
          <table:table-cell table:formula="of:=(SIN(([.C42]*2 - 1)*PI()/2) + 1) / 2 * (512 - 1)*128/65536" office:value-type="float" office:value="0.653230160278905" calcext:value-type="float">
            <text:p>0,6532301603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3333" calcext:value-type="float">
            <text:p>33333</text:p>
          </table:table-cell>
          <table:table-cell table:formula="of:=[.D42]/37500" office:value-type="float" office:value="0.88888" calcext:value-type="float">
            <text:p>0,88888</text:p>
          </table:table-cell>
          <table:table-cell table:number-columns-repeated="2"/>
        </table:table-row>
        <table:table-row table:style-name="ro1">
          <table:table-cell table:formula="of:=(SIN(([.C43]*2 - 1)*PI()/2) + 1) / 2 * (512 - 1)*128/65536" office:value-type="float" office:value="0.792342054610795" calcext:value-type="float">
            <text:p>0,7923420546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35294" calcext:value-type="float">
            <text:p>35294</text:p>
          </table:table-cell>
          <table:table-cell table:formula="of:=[.D43]/37500" office:value-type="float" office:value="0.941173333333333" calcext:value-type="float">
            <text:p>0,9411733333</text:p>
          </table:table-cell>
          <table:table-cell table:number-columns-repeated="2"/>
        </table:table-row>
        <table:table-row table:style-name="ro1">
          <table:table-cell table:formula="of:=(SIN(([.C44]*2 - 1)*PI()/2) + 1) / 2 * (512 - 1)*128/65536" office:value-type="float" office:value="0.902741879028904" calcext:value-type="float">
            <text:p>0,902741879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36585" calcext:value-type="float">
            <text:p>36585</text:p>
          </table:table-cell>
          <table:table-cell table:formula="of:=[.D44]/37500" office:value-type="float" office:value="0.9756" calcext:value-type="float">
            <text:p>0,9756</text:p>
          </table:table-cell>
          <table:table-cell table:number-columns-repeated="2"/>
        </table:table-row>
        <table:table-row table:style-name="ro1">
          <table:table-cell table:formula="of:=(SIN(([.C45]*2 - 1)*PI()/2) + 1) / 2 * (512 - 1)*128/65536" office:value-type="float" office:value="0.973622929518382" calcext:value-type="float">
            <text:p>0,973622929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7500" calcext:value-type="float">
            <text:p>37500</text:p>
          </table:table-cell>
          <table:table-cell table:formula="of:=[.D45]/375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SIN(([.C46]*2 - 1)*PI()/2) + 1) / 2 * (512 - 1)*128/65536" office:value-type="float" office:value="0.998046875" calcext:value-type="float">
            <text:p>0,998046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500</text:p>
          </table:table-cell>
          <table:table-cell table:formula="of:=[.D46]/37500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.00.0000</text:date>, <text:time style:data-style-name="N2" text:time-value="22:58:14.49091689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23:07:54.038271098</dc:date>
    <meta:editing-duration>PT5H9M39S</meta:editing-duration>
    <meta:editing-cycles>46</meta:editing-cycles>
    <meta:generator>LibreOffice/4.2.8.2$Linux_X86_64 LibreOffice_project/420m0$Build-2</meta:generator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1.084cm" xlink:href=".." xlink:type="simple" chart:class="chart:scatter" chart:style-name="ch1">
        <chart:plot-area chart:style-name="ch2" table:cell-range-address="setpoints.D2:setpoints.E25 setpoints.E33:setpoints.E46" svg:x="0.32cm" svg:y="0.189cm" svg:width="15.359cm" svg:height="10.641cm">
          <chartooo:coordinate-region svg:x="1.055cm" svg:y="0.388cm" svg:width="14.38cm" svg:height="9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etpoints.E2:setpoints.E25" chart:class="chart:scatter">
            <chart:domain table:cell-range-address="setpoints.D2:setpoints.D25"/>
            <chart:data-point chart:repeated="24"/>
          </chart:series>
          <chart:series chart:style-name="ch6" chart:values-cell-range-address="setpoints.E33:setpoints.E46" chart:class="chart:scatter">
            <chart:domain table:cell-range-address="setpoints.A33:setpoints.A4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etpoints.D2:setpoints.D25</svg:desc>
                </draw:g>
              </table:table-cell>
              <table:table-cell office:value-type="float" office:value="0">
                <text:p>0</text:p>
                <draw:g>
                  <svg:desc>setpoints.E2:setpoints.E25</svg:desc>
                </draw:g>
              </table:table-cell>
              <table:table-cell office:value-type="float" office:value="0.0244239454816177">
                <text:p>0.0244239454816177</text:p>
                <draw:g>
                  <svg:desc>setpoints.A33:setpoints.A46</svg:desc>
                </draw:g>
              </table:table-cell>
              <table:table-cell office:value-type="float" office:value="0">
                <text:p>0</text:p>
                <draw:g>
                  <svg:desc>setpoints.E33:setpoints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">
                <text:p>0</text:p>
              </table:table-cell>
              <table:table-cell office:value-type="float" office:value="0.0953049959710956">
                <text:p>0.0953049959710956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875">
                <text:p>0.046875</text:p>
              </table:table-cell>
              <table:table-cell office:value-type="float" office:value="0">
                <text:p>0</text:p>
              </table:table-cell>
              <table:table-cell office:value-type="float" office:value="0.114519270450754">
                <text:p>0.114519270450754</text:p>
              </table:table-cell>
              <table:table-cell office:value-type="float" office:value="0.07272">
                <text:p>0.07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154262173664453">
                <text:p>0.154262173664453</text:p>
              </table:table-cell>
              <table:table-cell office:value-type="float" office:value="0.13525100721451">
                <text:p>0.13525100721451</text:p>
              </table:table-cell>
              <table:table-cell office:value-type="float" office:value="0.135573333333333">
                <text:p>0.13557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125">
                <text:p>0.078125</text:p>
              </table:table-cell>
              <table:table-cell office:value-type="float" office:value="0.1130066366227">
                <text:p>0.1130066366227</text:p>
              </table:table-cell>
              <table:table-cell office:value-type="float" office:value="0.157418387568789">
                <text:p>0.157418387568789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75">
                <text:p>0.09375</text:p>
              </table:table-cell>
              <table:table-cell office:value-type="float" office:value="0.090447761531283">
                <text:p>0.090447761531283</text:p>
              </table:table-cell>
              <table:table-cell office:value-type="float" office:value="0.180933926990644">
                <text:p>0.180933926990644</text:p>
              </table:table-cell>
              <table:table-cell office:value-type="float" office:value="0.296293333333333">
                <text:p>0.29629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9375">
                <text:p>0.109375</text:p>
              </table:table-cell>
              <table:table-cell office:value-type="float" office:value="0.1168875340514">
                <text:p>0.1168875340514</text:p>
              </table:table-cell>
              <table:table-cell office:value-type="float" office:value="0.205704820389205">
                <text:p>0.205704820389205</text:p>
              </table:table-cell>
              <table:table-cell office:value-type="float" office:value="0.380933333333333">
                <text:p>0.3809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9380694139484">
                <text:p>0.129380694139484</text:p>
              </table:table-cell>
              <table:table-cell office:value-type="float" office:value="0.344816714721096">
                <text:p>0.344816714721096</text:p>
              </table:table-cell>
              <table:table-cell office:value-type="float" office:value="0.65304">
                <text:p>0.65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625">
                <text:p>0.140625</text:p>
              </table:table-cell>
              <table:table-cell office:value-type="float" office:value="0.189310658031005">
                <text:p>0.189310658031005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0.820506666666667">
                <text:p>0.82050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25">
                <text:p>0.15625</text:p>
              </table:table-cell>
              <table:table-cell office:value-type="float" office:value="0.22694636621726">
                <text:p>0.22694636621726</text:p>
              </table:table-cell>
              <table:table-cell office:value-type="float" office:value="0.653230160278905">
                <text:p>0.653230160278905</text:p>
              </table:table-cell>
              <table:table-cell office:value-type="float" office:value="0.88888">
                <text:p>0.8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1875">
                <text:p>0.171875</text:p>
              </table:table-cell>
              <table:table-cell office:value-type="float" office:value="0.283168156193663">
                <text:p>0.283168156193663</text:p>
              </table:table-cell>
              <table:table-cell office:value-type="float" office:value="0.792342054610795">
                <text:p>0.792342054610795</text:p>
              </table:table-cell>
              <table:table-cell office:value-type="float" office:value="0.941173333333333">
                <text:p>0.94117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300177964152498">
                <text:p>0.300177964152498</text:p>
              </table:table-cell>
              <table:table-cell office:value-type="float" office:value="0.902741879028904">
                <text:p>0.902741879028904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125">
                <text:p>0.203125</text:p>
              </table:table-cell>
              <table:table-cell office:value-type="float" office:value="0.36345931906684">
                <text:p>0.36345931906684</text:p>
              </table:table-cell>
              <table:table-cell office:value-type="float" office:value="0.973622929518382">
                <text:p>0.973622929518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4375">
                <text:p>0.234375</text:p>
              </table:table-cell>
              <table:table-cell office:value-type="float" office:value="0.417514320256916">
                <text:p>0.417514320256916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5625">
                <text:p>0.265625</text:p>
              </table:table-cell>
              <table:table-cell office:value-type="float" office:value="0.452149183557248">
                <text:p>0.45214918355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6875">
                <text:p>0.296875</text:p>
              </table:table-cell>
              <table:table-cell office:value-type="float" office:value="0.491576956986995">
                <text:p>0.49157695698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125">
                <text:p>0.328125</text:p>
              </table:table-cell>
              <table:table-cell office:value-type="float" office:value="0.52232245898052">
                <text:p>0.5223224589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375">
                <text:p>0.359375</text:p>
              </table:table-cell>
              <table:table-cell office:value-type="float" office:value="0.536774359685648">
                <text:p>0.53677435968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0625">
                <text:p>0.390625</text:p>
              </table:table-cell>
              <table:table-cell office:value-type="float" office:value="0.665743601429791">
                <text:p>0.66574360142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5625">
                <text:p>0.515625</text:p>
              </table:table-cell>
              <table:table-cell office:value-type="float" office:value="0.806785672142994">
                <text:p>0.80678567214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0625">
                <text:p>0.640625</text:p>
              </table:table-cell>
              <table:table-cell office:value-type="float" office:value="0.869477524184814">
                <text:p>0.86947752418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5625">
                <text:p>0.765625</text:p>
              </table:table-cell>
              <table:table-cell office:value-type="float" office:value="0.947964419996428">
                <text:p>0.94796441999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0625">
                <text:p>0.890625</text:p>
              </table:table-cell>
              <table:table-cell office:value-type="float" office:value="0.994002276021984">
                <text:p>0.99400227602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